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2cm"/>
    </style:style>
    <style:style style:name="gr12" style:family="graphic">
      <style:graphic-properties style:protect="size"/>
    </style:style>
    <style:style style:name="pr1" style:family="presentation" style:parent-style-name="Padrão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3.556cm" svg:height="1.673cm" svg:x="1.524cm" svg:y="3.302cm">
          <draw:text-box>
            <text:p>ocupação</text:p>
          </draw:text-box>
        </draw:frame>
        <draw:line draw:style-name="gr2" draw:text-style-name="P2" draw:layer="layout" svg:x1="7.95cm" svg:y1="3.81cm" svg:x2="10.998cm" svg:y2="1.778cm">
          <text:p/>
        </draw:line>
        <draw:line draw:style-name="gr2" draw:text-style-name="P2" draw:layer="layout" svg:x1="7.95cm" svg:y1="3.811cm" svg:x2="10.998cm" svg:y2="5.08cm">
          <text:p/>
        </draw:line>
        <draw:frame draw:style-name="gr3" draw:text-style-name="P1" draw:layer="layout" svg:width="2.509cm" svg:height="1.673cm" svg:x="5.334cm" svg:y="3.302cm">
          <draw:text-box>
            <text:p>&lt; 95%</text:p>
            <text:p>Stand?</text:p>
          </draw:text-box>
        </draw:frame>
        <draw:frame draw:style-name="gr4" draw:text-style-name="P1" draw:layer="layout" svg:width="2.54cm" svg:height="2.384cm" svg:x="8.128cm" svg:y="1.778cm">
          <draw:text-box>
            <text:p>não</text:p>
          </draw:text-box>
        </draw:frame>
        <draw:frame draw:style-name="gr5" draw:text-style-name="P1" draw:layer="layout" svg:width="6.35cm" svg:height="1.016cm" svg:x="11.176cm" svg:y="1.016cm">
          <draw:text-box>
            <text:p>Estabelecimento = 0</text:p>
          </draw:text-box>
        </draw:frame>
        <draw:frame draw:style-name="gr4" draw:text-style-name="P1" draw:layer="layout" svg:width="2.54cm" svg:height="2.384cm" svg:x="8.128cm" svg:y="4.474cm">
          <draw:text-box>
            <text:p>sim</text:p>
          </draw:text-box>
        </draw:frame>
        <draw:frame draw:style-name="gr1" draw:text-style-name="P1" draw:layer="layout" svg:width="6.096cm" svg:height="1.673cm" svg:x="10.922cm" svg:y="4.572cm">
          <draw:text-box>
            <text:p>Taxa</text:p>
            <text:p>Estabelecimento </text:p>
          </draw:text-box>
        </draw:frame>
        <draw:line draw:style-name="gr2" draw:text-style-name="P2" draw:layer="layout" svg:x1="17.018cm" svg:y1="5.334cm" svg:x2="23.876cm" svg:y2="5.334cm">
          <text:p/>
        </draw:line>
        <draw:frame draw:style-name="gr6" draw:text-style-name="P1" draw:layer="layout" svg:width="3.81cm" svg:height="3.806cm" svg:x="23.876cm" svg:y="4.064cm">
          <draw:text-box>
            <text:p>Saplings</text:p>
            <text:p>SLA inicial</text:p>
            <text:p>LAI</text:p>
            <text:p>HW(?)</text:p>
            <text:p/>
          </draw:text-box>
        </draw:frame>
        <draw:line draw:style-name="gr2" draw:text-style-name="P2" draw:layer="layout" svg:x1="25.4cm" svg:y1="7.87cm" svg:x2="22.844cm" svg:y2="10.16cm">
          <text:p/>
        </draw:line>
        <draw:frame draw:style-name="gr7" draw:text-style-name="P1" draw:layer="layout" svg:width="6.096cm" svg:height="2.384cm" svg:x="20.066cm" svg:y="10.164cm">
          <draw:text-box>
            <text:p>Alometria dos saplings</text:p>
            <text:p/>
          </draw:text-box>
        </draw:frame>
        <draw:line draw:style-name="gr2" draw:text-style-name="P2" draw:layer="layout" svg:x1="20.066cm" svg:y1="11.176cm" svg:x2="18.542cm" svg:y2="11.176cm">
          <text:p/>
        </draw:line>
        <draw:frame draw:style-name="gr7" draw:text-style-name="P1" draw:layer="layout" svg:width="6.096cm" svg:height="3.095cm" svg:x="12.446cm" svg:y="9.859cm">
          <draw:text-box>
            <text:p>Carbono nos compartimentos dos saplings</text:p>
            <text:p/>
          </draw:text-box>
        </draw:frame>
        <draw:line draw:style-name="gr2" draw:text-style-name="P2" draw:layer="layout" svg:x1="12.446cm" svg:y1="11.176cm" svg:x2="10.922cm" svg:y2="11.176cm">
          <text:p/>
        </draw:line>
        <draw:frame draw:style-name="gr7" draw:text-style-name="P1" draw:layer="layout" svg:width="6.096cm" svg:height="2.384cm" svg:x="4.826cm" svg:y="9.906cm">
          <draw:text-box>
            <text:p>Atualização no C</text:p>
            <text:p>Dos já estabelecidos</text:p>
          </draw:text-box>
        </draw:frame>
        <draw:line draw:style-name="gr2" draw:text-style-name="P2" draw:layer="layout" svg:x1="15.24cm" svg:y1="12.908cm" svg:x2="15.24cm" svg:y2="14.178cm">
          <text:p/>
        </draw:line>
        <draw:frame draw:style-name="gr7" draw:text-style-name="P1" xml:id="id1" draw:id="id1" draw:layer="layout" svg:width="6.096cm" svg:height="2.384cm" svg:x="13.208cm" svg:y="13.462cm">
          <draw:text-box>
            <text:p>Descontado da NPP p/ o proximo ano</text:p>
          </draw:text-box>
        </draw:frame>
        <draw:frame draw:style-name="gr8" draw:text-style-name="P1" draw:layer="layout" svg:width="3.556cm" svg:height="2.384cm" svg:x="18.034cm" svg:y="6.76cm">
          <draw:text-box>
            <text:p>Nova dens</text:p>
            <text:p>indiv</text:p>
            <text:p/>
          </draw:text-box>
        </draw:frame>
        <draw:line draw:style-name="gr2" draw:text-style-name="P2" draw:layer="layout" svg:x1="17.018cm" svg:y1="5.334cm" svg:x2="18.288cm" svg:y2="6.76cm">
          <text:p/>
        </draw:line>
        <draw:line draw:style-name="gr2" draw:text-style-name="P2" draw:layer="layout" svg:x1="18.034cm" svg:y1="8.382cm" svg:x2="9.144cm" svg:y2="9.906cm">
          <text:p/>
        </draw:line>
        <draw:connector draw:style-name="gr9" draw:text-style-name="P3" draw:layer="layout" svg:x1="13.208cm" svg:y1="14.654cm" svg:x2="13.208cm" svg:y2="14.654cm" draw:start-shape="id1" draw:start-glue-point="3" draw:end-shape="id1" draw:end-glue-point="3" svg:d="M13208 14654z" svg:viewBox="0 0 1 1">
          <text:p/>
        </draw:connector>
        <draw:line draw:style-name="gr10" draw:text-style-name="P2" draw:layer="layout" svg:x1="12.954cm" svg:y1="14.732cm" svg:x2="1.778cm" svg:y2="14.732cm">
          <text:p/>
        </draw:line>
        <draw:line draw:style-name="gr10" draw:text-style-name="P2" draw:layer="layout" svg:x1="1.778cm" svg:y1="14.478cm" svg:x2="1.778cm" svg:y2="8.128cm">
          <text:p/>
        </draw:line>
        <draw:line draw:style-name="gr10" draw:text-style-name="P2" draw:layer="layout" svg:x1="4.826cm" svg:y1="11.176cm" svg:x2="1.778cm" svg:y2="11.176cm">
          <text:p/>
        </draw:line>
        <draw:line draw:style-name="gr2" draw:text-style-name="P2" draw:layer="layout" svg:x1="1.778cm" svg:y1="11.176cm" svg:x2="1.778cm" svg:y2="7.874cm">
          <text:p/>
        </draw:line>
        <draw:frame draw:style-name="gr11" draw:text-style-name="P1" draw:layer="layout" svg:width="5.842cm" svg:height="2.032cm" svg:x="0cm" svg:y="6.096cm">
          <draw:text-box>
            <text:p>C atualizado p/ o proximo time step</text:p>
          </draw:text-box>
        </draw:frame>
        <draw:line draw:style-name="gr2" draw:text-style-name="P2" draw:layer="layout" svg:x1="17.526cm" svg:y1="1.57cm" svg:x2="19.558cm" svg:y2="1.57cm">
          <text:p/>
        </draw:line>
        <draw:frame draw:style-name="gr5" draw:text-style-name="P1" draw:layer="layout" svg:width="3.81cm" svg:height="1.016cm" svg:x="19.558cm" svg:y="1.016cm">
          <draw:text-box>
            <text:p>Mort shade</text:p>
          </draw:text-box>
        </draw:frame>
        <draw:line draw:style-name="gr2" draw:text-style-name="P2" draw:layer="layout" svg:x1="20.32cm" svg:y1="4.318cm" svg:x2="20.32cm" svg:y2="6.76cm">
          <text:p/>
        </draw:line>
        <draw:frame draw:style-name="gr1" draw:text-style-name="P1" draw:layer="layout" svg:width="3.556cm" svg:height="1.673cm" svg:x="1.524cm" svg:y="0.359cm">
          <draw:text-box>
            <text:p>FPC</text:p>
          </draw:text-box>
        </draw:frame>
        <draw:line draw:style-name="gr2" draw:text-style-name="P2" draw:layer="layout" svg:x1="3.048cm" svg:y1="2.032cm" svg:x2="3.048cm" svg:y2="3.302cm">
          <text:p/>
        </draw:line>
        <draw:frame draw:style-name="gr5" draw:text-style-name="P1" draw:layer="layout" svg:width="3.81cm" svg:height="1.016cm" svg:x="18.542cm" svg:y="3.302cm">
          <draw:text-box>
            <text:p>remaining</text:p>
          </draw:text-box>
        </draw:frame>
        <draw:line draw:style-name="gr2" draw:text-style-name="P2" draw:layer="layout" svg:x1="20.574cm" svg:y1="2.032cm" svg:x2="19.812cm" svg:y2="3.302cm">
          <text:p/>
        </draw:line>
        <draw:line draw:style-name="gr10" draw:text-style-name="P2" draw:layer="layout" svg:x1="0.254cm" svg:y1="6.096cm" svg:x2="0.254cm" svg:y2="1.27cm">
          <text:p/>
        </draw:line>
        <draw:line draw:style-name="gr2" draw:text-style-name="P2" draw:layer="layout" svg:x1="0.254cm" svg:y1="1.27cm" svg:x2="1.524cm" svg:y2="1.27cm">
          <text:p/>
        </draw:lin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anca Rius</meta:initial-creator>
    <meta:creation-date>2021-12-15T11:43:15.057897244</meta:creation-date>
    <dc:date>2021-12-15T12:06:58.776504545</dc:date>
    <dc:creator>Bianca Rius</dc:creator>
    <meta:editing-duration>PT3M1S</meta:editing-duration>
    <meta:editing-cycles>1</meta:editing-cycles>
    <meta:document-statistic meta:object-count="59"/>
    <meta:generator>LibreOffice/6.0.7.3$Linux_X86_64 LibreOffice_project/00m0$Build-3</meta:generator>
  </office:meta>
</office:document-meta>
</file>